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7" style:family="table">
      <style:table-properties style:width="3.6576in" fo:margin-left="-0.0083in" fo:margin-top="0in" fo:margin-bottom="0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5681in"/>
    </style:style>
    <style:style style:name="Table10.B" style:family="table-column">
      <style:table-column-properties style:column-width="0.6278in"/>
    </style:style>
    <style:style style:name="Table10.C" style:family="table-column">
      <style:table-column-properties style:column-width="2.4625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style:writing-mode="lr-tb"/>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6" style:family="table">
      <style:table-properties style:width="3.6875in" fo:margin-left="-0.0007in" fo:margin-top="0in" fo:margin-bottom="0in" table:align="left" style:writing-mode="lr-tb"/>
    </style:style>
    <style:style style:name="Table6.A" style:family="table-column">
      <style:table-column-properties style:column-width="3.6875in"/>
    </style:style>
    <style:style style:name="Table6.1" style:family="table-row">
      <style:table-row-properties fo:keep-together="auto"/>
    </style:style>
    <style:style style:name="Table6.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b58162" officeooo:paragraph-rsid="00b5816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text-properties officeooo:rsid="001bf7cd" officeooo:paragraph-rsid="001c6a5e"/>
    </style:style>
    <style:style style:name="P10" style:family="paragraph" style:parent-style-name="Exalted">
      <style:text-properties officeooo:paragraph-rsid="00792f6b"/>
    </style:style>
    <style:style style:name="P11" style:family="paragraph" style:parent-style-name="Exalted">
      <style:text-properties fo:font-style="normal" officeooo:rsid="006f8db2" officeooo:paragraph-rsid="006f8db2" style:font-style-asian="normal" style:font-style-complex="normal"/>
    </style:style>
    <style:style style:name="P12" style:family="paragraph" style:parent-style-name="Exalted">
      <style:text-properties officeooo:paragraph-rsid="0095cacb"/>
    </style:style>
    <style:style style:name="P13" style:family="paragraph" style:parent-style-name="Exalted">
      <style:text-properties officeooo:paragraph-rsid="007edd28"/>
    </style:style>
    <style:style style:name="P14" style:family="paragraph" style:parent-style-name="Exalted">
      <style:text-properties officeooo:rsid="00979b4b" officeooo:paragraph-rsid="00979b4b"/>
    </style:style>
    <style:style style:name="P15" style:family="paragraph" style:parent-style-name="Exalted">
      <style:text-properties officeooo:paragraph-rsid="0097ce61"/>
    </style:style>
    <style:style style:name="P16" style:family="paragraph" style:parent-style-name="Exalted">
      <style:text-properties officeooo:rsid="00a06427" officeooo:paragraph-rsid="00a06427"/>
    </style:style>
    <style:style style:name="P17" style:family="paragraph" style:parent-style-name="Exalted">
      <style:text-properties officeooo:paragraph-rsid="00a3621d"/>
    </style:style>
    <style:style style:name="P18" style:family="paragraph" style:parent-style-name="Exalted">
      <style:text-properties officeooo:paragraph-rsid="00a42738"/>
    </style:style>
    <style:style style:name="P19" style:family="paragraph" style:parent-style-name="Exalted">
      <style:text-properties officeooo:paragraph-rsid="00a4bdf4"/>
    </style:style>
    <style:style style:name="P20" style:family="paragraph" style:parent-style-name="Exalted">
      <style:text-properties officeooo:paragraph-rsid="003d93a1"/>
    </style:style>
    <style:style style:name="P21" style:family="paragraph" style:parent-style-name="Exalted">
      <style:text-properties officeooo:paragraph-rsid="0082dd0f"/>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0630207"/>
    </style:style>
    <style:style style:name="P24" style:family="paragraph" style:parent-style-name="Exalted">
      <style:text-properties officeooo:rsid="00661842" officeooo:paragraph-rsid="00661842"/>
    </style:style>
    <style:style style:name="P25" style:family="paragraph" style:parent-style-name="Exalted">
      <style:text-properties officeooo:paragraph-rsid="007f33e3"/>
    </style:style>
    <style:style style:name="P26" style:family="paragraph" style:parent-style-name="Exalted">
      <style:text-properties officeooo:paragraph-rsid="00c939d8"/>
    </style:style>
    <style:style style:name="P2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2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29"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30" style:family="paragraph" style:parent-style-name="Heading_20_3">
      <style:text-properties officeooo:rsid="0097ce61" officeooo:paragraph-rsid="0097ce61"/>
    </style:style>
    <style:style style:name="P31" style:family="paragraph" style:parent-style-name="Heading_20_3">
      <style:text-properties officeooo:rsid="0097ce61" officeooo:paragraph-rsid="00a87d78"/>
    </style:style>
    <style:style style:name="P32" style:family="paragraph" style:parent-style-name="Heading_20_3">
      <style:text-properties officeooo:rsid="001caae1" officeooo:paragraph-rsid="001caae1"/>
    </style:style>
    <style:style style:name="P33" style:family="paragraph" style:parent-style-name="Heading_20_3">
      <style:text-properties officeooo:paragraph-rsid="002a4be6"/>
    </style:style>
    <style:style style:name="P34" style:family="paragraph" style:parent-style-name="Heading_20_3">
      <style:text-properties officeooo:paragraph-rsid="006b827b"/>
    </style:style>
    <style:style style:name="P35" style:family="paragraph" style:parent-style-name="Heading_20_3">
      <style:text-properties officeooo:paragraph-rsid="00b0a8fe"/>
    </style:style>
    <style:style style:name="P3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24f4eb"/>
    </style:style>
    <style:style style:name="P37"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officeooo:paragraph-rsid="009d1fb2"/>
    </style:style>
    <style:style style:name="P38" style:family="paragraph" style:parent-style-name="Heading_20_2">
      <style:text-properties officeooo:rsid="001bf7cd" officeooo:paragraph-rsid="005ecf24"/>
    </style:style>
    <style:style style:name="P39"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40" style:family="paragraph" style:parent-style-name="Heading_20_2">
      <style:text-properties officeooo:paragraph-rsid="00a3426a"/>
    </style:style>
    <style:style style:name="P4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24f4eb"/>
    </style:style>
    <style:style style:name="P4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87d78"/>
    </style:style>
    <style:style style:name="P4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24f4e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04223"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24f4eb"/>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26ef96"/>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87d78"/>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6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24f4eb"/>
    </style:style>
    <style:style style:name="P7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24f4eb"/>
    </style:style>
    <style:style style:name="P7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24f4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7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a0642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4"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75"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77" style:family="paragraph" style:parent-style-name="Sidebar">
      <style:text-properties officeooo:paragraph-rsid="00a06427"/>
    </style:style>
    <style:style style:name="P78" style:family="paragraph" style:parent-style-name="Standard">
      <style:text-properties officeooo:paragraph-rsid="0024f4eb"/>
    </style:style>
    <style:style style:name="P79"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80" style:family="paragraph" style:parent-style-name="Exalted" style:list-style-name="Exalt_20_Dot"/>
    <style:style style:name="P81" style:family="paragraph" style:parent-style-name="Exalted" style:list-style-name="Exalt_20_Dot">
      <style:text-properties officeooo:paragraph-rsid="005bcbd7"/>
    </style:style>
    <style:style style:name="P82" style:family="paragraph" style:parent-style-name="Exalted" style:list-style-name="Exalt_20_Dot">
      <style:text-properties officeooo:paragraph-rsid="004381e3"/>
    </style:style>
    <style:style style:name="P83" style:family="paragraph" style:parent-style-name="Exalted" style:list-style-name="Exalt_20_Dot">
      <style:text-properties officeooo:paragraph-rsid="004ce679"/>
    </style:style>
    <style:style style:name="P84" style:family="paragraph" style:parent-style-name="Exalted" style:list-style-name="Exalt_20_Dot">
      <style:text-properties officeooo:paragraph-rsid="00d51959"/>
    </style:style>
    <style:style style:name="P85" style:family="paragraph" style:parent-style-name="Exalted" style:list-style-name="Exalted_20_Center_20_Dot">
      <style:text-properties officeooo:paragraph-rsid="00ddaa99"/>
    </style:style>
    <style:style style:name="P86" style:family="paragraph" style:parent-style-name="Exalted">
      <style:text-properties style:use-window-font-color="true" loext:opacity="0%" style:font-name="Times New Roman" fo:font-size="10pt" fo:language="en" fo:country="none" fo:font-style="normal" fo:font-weight="normal" officeooo:rsid="00cc71cb" officeooo:paragraph-rsid="00cc71c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87" style:family="paragraph" style:parent-style-name="Exalted">
      <style:text-properties style:use-window-font-color="true" loext:opacity="0%" style:font-name="Times New Roman" fo:font-size="10pt" fo:language="en" fo:country="none" fo:font-style="normal" fo:font-weight="normal" officeooo:rsid="00cedfb2" officeooo:paragraph-rsid="00ced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88" style:family="paragraph" style:parent-style-name="Exalted">
      <style:text-properties style:use-window-font-color="true" loext:opacity="0%" style:font-name="Times New Roman" fo:font-size="10pt" fo:language="en" fo:country="none" officeooo:rsid="00d51959" officeooo:paragraph-rsid="00d8592e"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Exalted">
      <style:text-properties style:use-window-font-color="true" loext:opacity="0%" style:font-name="Times New Roman" fo:font-size="10pt" fo:language="en" fo:country="none" officeooo:rsid="00e1ca6c" officeooo:paragraph-rsid="00e1ca6c"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text-properties style:use-window-font-color="true" loext:opacity="0%" style:font-name="Times New Roman" fo:font-size="10pt" fo:language="en" fo:country="none" fo:font-weight="normal" officeooo:rsid="00dc5693" officeooo:paragraph-rsid="00dc56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1" style:family="paragraph" style:parent-style-name="Exalted">
      <style:text-properties officeooo:paragraph-rsid="00d085e4"/>
    </style:style>
    <style:style style:name="P92" style:family="paragraph" style:parent-style-name="Exalted">
      <style:text-properties officeooo:paragraph-rsid="00d51959"/>
    </style:style>
    <style:style style:name="P93" style:family="paragraph" style:parent-style-name="Exalted">
      <style:text-properties fo:font-weight="normal" officeooo:rsid="0071bdd1" officeooo:paragraph-rsid="0071bdd1" style:font-weight-asian="normal" style:font-weight-complex="normal"/>
    </style:style>
    <style:style style:name="P94" style:family="paragraph" style:parent-style-name="Exalted">
      <style:text-properties officeooo:paragraph-rsid="00ddaa99"/>
    </style:style>
    <style:style style:name="P9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96" style:family="paragraph" style:parent-style-name="Exalted" style:list-style-name="Exalted_20_1a">
      <style:paragraph-properties fo:margin-top="0in" fo:margin-bottom="0in" style:contextual-spacing="false" fo:line-height="100%" fo:orphans="0" fo:widows="0"/>
      <style:text-properties officeooo:paragraph-rsid="00d51959"/>
    </style:style>
    <style:style style:name="P97" style:family="paragraph" style:parent-style-name="Exalted" style:list-style-name="Exalted_20_Center_20_Dot">
      <style:paragraph-properties fo:margin-top="0in" fo:margin-bottom="0in" style:contextual-spacing="false" fo:line-height="100%" fo:orphans="0" fo:widows="0"/>
      <style:text-properties officeooo:paragraph-rsid="00d51959"/>
    </style:style>
    <style:style style:name="P98" style:family="paragraph" style:parent-style-name="Exalted">
      <style:paragraph-properties fo:margin-top="0in" fo:margin-bottom="0in" style:contextual-spacing="false" fo:line-height="100%" fo:orphans="0" fo:widows="0"/>
      <style:text-properties officeooo:paragraph-rsid="00d51959"/>
    </style:style>
    <style:style style:name="P99" style:family="paragraph" style:parent-style-name="Exalted" style:list-style-name="Exalted_20_Center_20_Dot">
      <style:paragraph-properties fo:margin-top="0in" fo:margin-bottom="0in" style:contextual-spacing="false" fo:line-height="100%"/>
      <style:text-properties officeooo:paragraph-rsid="00d51959"/>
    </style:style>
    <style:style style:name="P100" style:family="paragraph" style:parent-style-name="Exalted" style:list-style-name="Exalted_20_Center_20_Dot">
      <style:paragraph-properties fo:margin-top="0in" fo:margin-bottom="0in" style:contextual-spacing="false"/>
      <style:text-properties officeooo:paragraph-rsid="00d51959"/>
    </style:style>
    <style:style style:name="P101"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0d51959" style:font-name-asian="Modern Antiqua1" style:font-weight-asian="bold" style:font-name-complex="Modern Antiqua1"/>
    </style:style>
    <style:style style:name="P102" style:family="paragraph" style:parent-style-name="Heading_20_2">
      <style:text-properties officeooo:paragraph-rsid="00d51959"/>
    </style:style>
    <style:style style:name="P103" style:family="paragraph" style:parent-style-name="Heading_20_2">
      <style:text-properties officeooo:paragraph-rsid="00ddaa99"/>
    </style:style>
    <style:style style:name="P104" style:family="paragraph" style:parent-style-name="Heading_20_3">
      <style:text-properties officeooo:paragraph-rsid="00d51959"/>
    </style:style>
    <style:style style:name="P105" style:family="paragraph" style:parent-style-name="Heading_20_3">
      <style:text-properties officeooo:paragraph-rsid="00dc5693"/>
    </style:style>
    <style:style style:name="P106" style:family="paragraph" style:parent-style-name="Heading_20_3">
      <style:text-properties officeooo:paragraph-rsid="00ddaa99"/>
    </style:style>
    <style:style style:name="P107" style:family="paragraph" style:parent-style-name="Heading_20_3">
      <style:paragraph-properties fo:margin-left="0in" fo:margin-right="0in" fo:text-indent="0in" style:auto-text-indent="false"/>
      <style:text-properties fo:color="#3d85c6" loext:opacity="100%" style:font-name="Goudy" fo:font-size="12pt" fo:language="en" fo:country="none" officeooo:rsid="00d51959" officeooo:paragraph-rsid="00d8592e" style:letter-kerning="false" style:font-name-asian="Modern Antiqua1" style:font-size-asian="12pt" style:language-asian="zh" style:country-asian="CN" style:font-name-complex="Modern Antiqua1" style:font-size-complex="12pt" style:language-complex="hi" style:country-complex="IN"/>
    </style:style>
    <style:style style:name="P108" style:family="paragraph" style:parent-style-name="Heading_20_4">
      <style:text-properties officeooo:paragraph-rsid="00ddaa99"/>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ddaa99" style:font-weight-asian="bold" style:font-weight-complex="bold"/>
    </style:style>
    <style:style style:name="T5" style:family="text">
      <style:text-properties fo:font-weight="bold" officeooo:rsid="00d93822" style:font-weight-asian="bold"/>
    </style:style>
    <style:style style:name="T6" style:family="text">
      <style:text-properties fo:font-weight="bold" officeooo:rsid="00db2d66" style:font-weight-asian="bold"/>
    </style:style>
    <style:style style:name="T7" style:family="text">
      <style:text-properties fo:color="#1155cc" loext:opacity="100%" style:text-underline-style="solid" style:text-underline-width="auto" style:text-underline-color="font-color" fo:font-weight="bold" style:font-weight-asian="bold"/>
    </style:style>
    <style:style style:name="T8" style:family="text">
      <style:text-properties fo:font-style="italic" style:font-style-asian="italic"/>
    </style:style>
    <style:style style:name="T9" style:family="text">
      <style:text-properties fo:font-style="italic" officeooo:rsid="00b99be3" style:font-style-asian="italic" style:font-style-complex="italic"/>
    </style:style>
    <style:style style:name="T10" style:family="text">
      <style:text-properties fo:font-style="italic" fo:font-weight="normal" officeooo:rsid="00241587" style:font-style-asian="italic" style:font-weight-asian="normal" style:font-style-complex="italic" style:font-weight-complex="normal"/>
    </style:style>
    <style:style style:name="T11" style:family="text">
      <style:text-properties fo:font-style="italic" fo:font-weight="normal" officeooo:rsid="001caae1" style:font-style-asian="italic" style:font-weight-asian="normal" style:font-style-complex="italic" style:font-weight-complex="normal"/>
    </style:style>
    <style:style style:name="T12" style:family="text">
      <style:text-properties fo:font-style="italic" fo:font-weight="normal" officeooo:rsid="0082dd0f"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d1fb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b75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bfcf5c"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c0de6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ef2f6"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7"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fo:language="en" fo:country="none" fo:font-weight="bold" officeooo:rsid="00e1ca6c" style:letter-kerning="false" style:font-name-asian="Spectral1" style:font-size-asian="10pt" style:language-asian="zh" style:country-asian="CN" style:font-weight-asian="bold"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none" fo:font-weight="normal" officeooo:rsid="00e1ca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none" fo:font-style="italic" officeooo:rsid="0023d01f"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67" style:family="text">
      <style:text-properties style:use-window-font-color="true" loext:opacity="0%" style:font-name="Times New Roman" fo:font-size="10pt" fo:language="en" fo:country="none" fo:font-style="italic" officeooo:rsid="00661842"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68" style:family="text">
      <style:text-properties style:use-window-font-color="true" loext:opacity="0%" style:font-name="Times New Roman" fo:font-size="10pt" fo:language="en" fo:country="none" fo:font-style="italic"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70"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71" style:family="text">
      <style:text-properties style:use-window-font-color="true" loext:opacity="0%" style:font-name="Times New Roman" fo:font-size="10pt" fo:language="en" fo:country="none" fo:font-style="italic" fo:font-weight="bold" officeooo:rsid="00ab75f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72"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3"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4"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5"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6"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7"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8"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9"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0"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1"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2"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3"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4" style:family="text">
      <style:text-properties style:use-window-font-color="true" loext:opacity="0%" style:font-name="Times New Roman" fo:font-size="10pt" fo:language="en" fo:country="none" fo:font-style="normal" fo:font-weight="normal" officeooo:rsid="00ab75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5" style:family="text">
      <style:text-properties style:use-window-font-color="true" loext:opacity="0%" style:font-name="Times New Roman" fo:font-size="10pt" fo:language="en" fo:country="none" fo:font-style="normal" fo:font-weight="normal" officeooo:rsid="00ac1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6"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7"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8"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9"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0" style:family="text">
      <style:text-properties fo:font-weight="normal" style:font-weight-asian="normal" style:font-weight-complex="normal"/>
    </style:style>
    <style:style style:name="T91" style:family="text">
      <style:text-properties fo:font-weight="normal" officeooo:rsid="002a6056" style:font-weight-asian="normal" style:font-weight-complex="normal"/>
    </style:style>
    <style:style style:name="T92" style:family="text">
      <style:text-properties fo:font-weight="normal" officeooo:rsid="004381e3" style:font-weight-asian="normal" style:font-weight-complex="normal"/>
    </style:style>
    <style:style style:name="T93" style:family="text">
      <style:text-properties fo:font-weight="normal" officeooo:rsid="00715c0c" style:font-weight-asian="normal" style:font-weight-complex="normal"/>
    </style:style>
    <style:style style:name="T94" style:family="text">
      <style:text-properties fo:font-weight="normal" officeooo:rsid="0071bdd1" style:font-weight-asian="normal" style:font-weight-complex="normal"/>
    </style:style>
    <style:style style:name="T95" style:family="text">
      <style:text-properties fo:font-weight="normal" officeooo:rsid="00792f6b" style:font-weight-asian="normal" style:font-weight-complex="normal"/>
    </style:style>
    <style:style style:name="T96" style:family="text">
      <style:text-properties fo:font-weight="normal" officeooo:rsid="007a89f2" style:font-weight-asian="normal" style:font-weight-complex="normal"/>
    </style:style>
    <style:style style:name="T97" style:family="text">
      <style:text-properties fo:font-weight="normal" officeooo:rsid="008a50de" style:font-weight-asian="normal" style:font-weight-complex="normal"/>
    </style:style>
    <style:style style:name="T98" style:family="text">
      <style:text-properties fo:font-weight="normal" officeooo:rsid="00a42738"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1e2dd9" style:font-style-asian="normal" style:font-weight-asian="normal" style:font-style-complex="normal" style:font-weight-complex="normal"/>
    </style:style>
    <style:style style:name="T101" style:family="text">
      <style:text-properties fo:font-style="normal" fo:font-weight="normal" officeooo:rsid="002a6056" style:font-style-asian="normal" style:font-weight-asian="normal" style:font-style-complex="normal" style:font-weight-complex="normal"/>
    </style:style>
    <style:style style:name="T102" style:family="text">
      <style:text-properties fo:font-style="normal" fo:font-weight="normal" officeooo:rsid="002d2792" style:font-style-asian="normal" style:font-weight-asian="normal" style:font-style-complex="normal" style:font-weight-complex="normal"/>
    </style:style>
    <style:style style:name="T103" style:family="text">
      <style:text-properties fo:font-style="normal" fo:font-weight="normal" officeooo:rsid="003d93a1" style:font-style-asian="normal" style:font-weight-asian="normal" style:font-style-complex="normal" style:font-weight-complex="normal"/>
    </style:style>
    <style:style style:name="T104" style:family="text">
      <style:text-properties fo:font-style="normal" fo:font-weight="normal" officeooo:rsid="001caae1" style:font-style-asian="normal" style:font-weight-asian="normal" style:font-style-complex="normal" style:font-weight-complex="normal"/>
    </style:style>
    <style:style style:name="T105" style:family="text">
      <style:text-properties fo:font-style="normal" fo:font-weight="normal" officeooo:rsid="0082dd0f" style:font-style-asian="normal" style:font-weight-asian="normal" style:font-style-complex="normal" style:font-weight-complex="normal"/>
    </style:style>
    <style:style style:name="T106" style:family="text">
      <style:text-properties fo:font-style="normal" fo:font-weight="normal" officeooo:rsid="0074a368" style:font-style-asian="normal" style:font-weight-asian="normal" style:font-style-complex="normal" style:font-weight-complex="normal"/>
    </style:style>
    <style:style style:name="T107" style:family="text">
      <style:text-properties fo:font-style="normal" fo:font-weight="normal" officeooo:rsid="008382ad" style:font-style-asian="normal" style:font-weight-asian="normal" style:font-style-complex="normal" style:font-weight-complex="normal"/>
    </style:style>
    <style:style style:name="T108" style:family="text">
      <style:text-properties fo:font-style="normal" fo:font-weight="normal" officeooo:rsid="008761a8" style:font-style-asian="normal" style:font-weight-asian="normal" style:font-style-complex="normal" style:font-weight-complex="normal"/>
    </style:style>
    <style:style style:name="T109" style:family="text">
      <style:text-properties fo:font-style="normal" officeooo:rsid="00b99be3" style:font-style-asian="normal" style:font-style-complex="normal"/>
    </style:style>
    <style:style style:name="T110" style:family="text">
      <style:text-properties fo:font-style="normal" officeooo:rsid="00c28148" style:font-style-asian="normal" style:font-style-complex="normal"/>
    </style:style>
    <style:style style:name="T111" style:family="text">
      <style:text-properties fo:font-style="normal" officeooo:rsid="00c3c79c" style:font-style-asian="normal" style:font-style-complex="normal"/>
    </style:style>
    <style:style style:name="T112" style:family="text">
      <style:text-properties officeooo:rsid="0024f4eb"/>
    </style:style>
    <style:style style:name="T113" style:family="text">
      <style:text-properties officeooo:rsid="0026ef96"/>
    </style:style>
    <style:style style:name="T114" style:family="text">
      <style:text-properties fo:font-size="10pt" fo:font-style="normal" fo:font-weight="bold" style:font-size-asian="10pt" style:font-style-asian="normal" style:font-weight-asian="bold" style:font-size-complex="10pt" style:font-style-complex="normal" style:font-weight-complex="bold"/>
    </style:style>
    <style:style style:name="T115"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4381e3" style:font-size-asian="10pt" style:font-style-asian="normal" style:font-weight-asian="normal" style:font-size-complex="10pt" style:font-style-complex="normal" style:font-weight-complex="normal"/>
    </style:style>
    <style:style style:name="T118" style:family="text">
      <style:text-properties fo:font-size="10pt" fo:font-weight="bold" style:font-size-asian="10pt" style:font-weight-asian="bold" style:font-size-complex="10pt" style:font-weight-complex="bold"/>
    </style:style>
    <style:style style:name="T119" style:family="text">
      <style:text-properties fo:font-size="10pt" fo:font-style="italic" fo:font-weight="normal" officeooo:rsid="001de02c" style:font-size-asian="10pt" style:font-style-asian="italic" style:font-weight-asian="normal" style:font-size-complex="10pt" style:font-style-complex="normal" style:font-weight-complex="normal"/>
    </style:style>
    <style:style style:name="T120" style:family="text">
      <style:text-properties officeooo:rsid="003baf56"/>
    </style:style>
    <style:style style:name="T121" style:family="text">
      <style:text-properties officeooo:rsid="004381e3"/>
    </style:style>
    <style:style style:name="T122" style:family="text">
      <style:text-properties officeooo:rsid="002a4be6"/>
    </style:style>
    <style:style style:name="T123"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124"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125"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126" style:family="text">
      <style:text-properties fo:language="en" fo:country="none" style:language-asian="zh" style:country-asian="CN" style:language-complex="hi" style:country-complex="IN"/>
    </style:style>
    <style:style style:name="T127" style:family="text">
      <style:text-properties fo:language="en" fo:country="none" officeooo:rsid="004fe276" style:language-asian="zh" style:country-asian="CN" style:language-complex="hi" style:country-complex="IN"/>
    </style:style>
    <style:style style:name="T128" style:family="text">
      <style:text-properties officeooo:rsid="00659497"/>
    </style:style>
    <style:style style:name="T129" style:family="text">
      <style:text-properties officeooo:rsid="00661842"/>
    </style:style>
    <style:style style:name="T130" style:family="text">
      <style:text-properties officeooo:rsid="00630207"/>
    </style:style>
    <style:style style:name="T131" style:family="text">
      <style:text-properties officeooo:rsid="006b827b"/>
    </style:style>
    <style:style style:name="T132" style:family="text">
      <style:text-properties officeooo:rsid="00715c0c"/>
    </style:style>
    <style:style style:name="T133" style:family="text">
      <style:text-properties officeooo:rsid="001caae1"/>
    </style:style>
    <style:style style:name="T134" style:family="text">
      <style:text-properties officeooo:rsid="008109db"/>
    </style:style>
    <style:style style:name="T135" style:family="text">
      <style:text-properties officeooo:rsid="00876f7f"/>
    </style:style>
    <style:style style:name="T136" style:family="text">
      <style:text-properties officeooo:rsid="00a04223"/>
    </style:style>
    <style:style style:name="T137"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138"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139" style:family="text">
      <style:text-properties officeooo:rsid="00a3621d"/>
    </style:style>
    <style:style style:name="T140" style:family="text">
      <style:text-properties officeooo:rsid="00a87d78"/>
    </style:style>
    <style:style style:name="T141" style:family="text">
      <style:text-properties officeooo:rsid="00aeb0ee"/>
    </style:style>
    <style:style style:name="T142" style:family="text">
      <style:text-properties officeooo:rsid="00b0a8fe"/>
    </style:style>
    <style:style style:name="T143" style:family="text">
      <style:text-properties officeooo:rsid="00a42738"/>
    </style:style>
    <style:style style:name="T144" style:family="text">
      <style:text-properties officeooo:rsid="00b5e02b"/>
    </style:style>
    <style:style style:name="T145" style:family="text">
      <style:text-properties officeooo:rsid="00b99be3"/>
    </style:style>
    <style:style style:name="T146" style:family="text">
      <style:text-properties officeooo:rsid="00bc3a2f"/>
    </style:style>
    <style:style style:name="T147" style:family="text">
      <style:text-properties officeooo:rsid="00dcde56"/>
    </style:style>
    <style:style style:name="T148" style:family="text">
      <style:text-properties officeooo:rsid="00ddaa99"/>
    </style:style>
    <style:style style:name="T149" style:family="text">
      <style:text-properties officeooo:rsid="00def2f6"/>
    </style:style>
    <style:style style:name="T150" style:family="text">
      <style:text-properties officeooo:rsid="00e09ce4"/>
    </style:style>
    <style:style style:name="T151" style:family="text">
      <style:text-properties officeooo:rsid="00e1ca6c"/>
    </style:style>
    <style:style style:name="T15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Combat</text:h>
      <text:p text:style-name="Exalted"/>
      <text:p text:style-name="Exalted"/>
      <text:section text:style-name="Sect1" text:name="TextSection">
        <text:p text:style-name="P27">The Time of Tumult is one of great conflict, and the Exalted that live through it will invariably find themselves in armed conflict, weilding their great weapons and powers of destruction.</text:p>
        <text:p text:style-name="P9"><text:span text:style-name="T14">Combat </text:span><text:span text:style-name="T15">in Exalted</text:span><text:span text:style-name="T14"> </text:span><text:span text:style-name="T15">focuses on the rythmn of battle, with characters constantly testing each other, looking for openings, </text:span><text:span text:style-name="T18">and strategizing through Maneuvers, until they have built up enough Impulse to </text:span><text:span text:style-name="T15">strik</text:span><text:span text:style-name="T18">e </text:span><text:span text:style-name="T15">with a Decisive Blow</text:span><text:span text:style-name="T16">.</text:span></text:p>
        <text:h text:style-name="Heading_20_2" text:outline-level="2">Combat Values</text:h>
        <text:h text:style-name="P32" text:outline-level="3"><office:annotation office:name="__Annotation__1152_2871029521" loext:resolved="false"><dc:creator>Samuel Smith</dc:creator><dc:date>2020-11-11T19:04:57.636000000</dc:date><meta:creator-initials>SS</meta:creator-initials><text:p text:style-name="P112"><text:span text:style-name="T152">Do I cap Impulse to a value?</text:span></text:p></office:annotation>Impulse<office:annotation-end office:name="__Annotation__1152_2871029521"/></text:h>
        <text:p text:style-name="P20"><text:span text:style-name="T120">Impulse is a meaure of the</text:span><text:span text:style-name="T133"> current </text:span><text:span text:style-name="T11">tactical advantage </text:span><text:span text:style-name="T104">the character has. The higher the valu</text:span><text:span text:style-name="T103">e, </text:span><text:span text:style-name="T104">the greater the </text:span><text:span text:style-name="T100">control they have over the battlefield.</text:span></text:p>
        <text:p text:style-name="P21"><text:span text:style-name="T105">Impulse is </text:span><text:span text:style-name="T12">gained</text:span><text:span text:style-name="T105"> <text:s/>through </text:span><text:span text:style-name="T100">M</text:span><text:span text:style-name="T106">aneuver</text:span><text:span text:style-name="T107">s—actions </text:span><text:span text:style-name="T108">that turn the battlefield in the character’s favor.</text:span></text:p>
        <text:p text:style-name="P79">Impulse is then spent on Decisive Actions—actions that deal great strikes of force upon their enemies.</text:p>
        <text:p text:style-name="P22"><text:span text:style-name="T100">B</text:span><text:span text:style-name="T99">eing that it is gained and spent exclusively during a combat scene, physical tokens (such as coins or poker chips) are suggested to keep track of Impulse.</text:span></text:p>
        <text:h text:style-name="P33" text:outline-level="3"><text:span text:style-name="T123">Static</text:span><text:span text:style-name="T122"> Values</text:span></text:h>
        <text:list xml:id="list3525567849" text:style-name="Exalt_20_Dot">
          <text:list-item>
            <text:p text:style-name="P95"><text:span text:style-name="T114">Endurance </text:span><text:span text:style-name="T119"><text:line-break/></text:span><text:span text:style-name="T115">The measure of how </text:span><text:span text:style-name="T116">energy and action the </text:span><text:span text:style-name="T77">character</text:span><text:span text:style-name="T116"> has left in them. </text:span><text:span text:style-name="T78">Once a character’s Endurance pool is exhausted through damage, they have lost the will and/or physical ability to keep fighting and will collapse in exhaustion.</text:span></text:p>
          </text:list-item>
          <text:list-item>
            <text:p text:style-name="P81"><text:span text:style-name="T114">Defense Value (DV) </text:span><text:span text:style-name="T68"><text:line-break/></text:span><text:span text:style-name="T117">R</text:span><text:span text:style-name="T79">eflects the character’s ability to deflect, dodge, or otherwise <text:s/>mitigate an incoming attack.</text:span></text:p>
          </text:list-item>
          <text:list-item>
            <text:p text:style-name="P82"><text:span text:style-name="T114">Evasion</text:span> <text:span text:style-name="T66"><text:line-break/></text:span><text:span text:style-name="T121">R</text:span><text:span text:style-name="T51">epresents the ability for characters to quickly move and respond to chang</text:span><text:span text:style-name="T52">es in the battlefield.</text:span></text:p>
          </text:list-item>
          <text:list-item>
            <text:p text:style-name="P82"><text:span text:style-name="T118">Soak</text:span><text:span text:style-name="T2"> </text:span><text:span text:style-name="T13"><text:line-break/></text:span><text:span text:style-name="T92">T</text:span><text:span text:style-name="T91">he hardiness of a character, the raw ability to take a hit without it affecting them at all.</text:span></text:p>
          </text:list-item>
          <text:list-item>
            <text:p text:style-name="P80"><text:span text:style-name="T2">Accuracy<text:line-break/></text:span><text:span text:style-name="T92">T</text:span><text:span text:style-name="T101">he </text:span><text:span text:style-name="T102">ability to land a hit with an attack. </text:span><text:span text:style-name="T72">This value is highly dependant on the weapon used—for example, a </text:span><text:span text:style-name="T74">short bow</text:span><text:span text:style-name="T73"> </text:span><text:span text:style-name="T74">is a light archery weapon, so would use</text:span><text:span text:style-name="T126"> </text:span><text:span text:style-name="T127">Dexterity,</text:span><text:span text:style-name="T126"> </text:span><text:span text:style-name="T76">Archery, and provide an Accuracy Bonus. This is described in more detail in the </text:span><text:a xlink:type="simple" xlink:href="#Weapons and Armor|outline" text:style-name="Internet_20_link" text:visited-style-name="Visited_20_Internet_20_Link">Weapons</text:a><text:span text:style-name="T76"> section.</text:span></text:p>
          </text:list-item>
          <text:list-item>
            <text:p text:style-name="P82"><text:span text:style-name="T2">Base Damage</text:span><text:span text:style-name="T10"><text:line-break/></text:span><text:span text:style-name="T75">When a Decisive Attack lands, a portion of the of the dice pool comes from a player’s Base Damage—in essence, it is the minimium amount of power behind any striking attack.</text:span></text:p>
          </text:list-item>
          <text:list-item>
            <text:p text:style-name="P83"><text:span text:style-name="T86">I</text:span><text:span text:style-name="T87">nitiative<text:line-break/></text:span><text:span text:style-name="T80">How quickly a character can react to </text:span><text:span text:style-name="T81">the start of battle, </text:span><text:span text:style-name="T82">determining their turn order as well as the starting amount of Impulse.</text:span></text:p>
          </text:list-item>
        </text:list>
        <text:h text:style-name="P38" text:outline-level="2">The Combat Round</text:h>
        <text:p text:style-name="P23"><text:span text:style-name="T130">Comba</text:span><text:span text:style-name="T128">t is split into distinct Rounds, </text:span><text:span text:style-name="T129">where each character has a chance to take one </text:span><text:span text:style-name="T17">Action, such as Attacking, using a Charm, or a Maneuver. Characters also may perfrom as many </text:span><text:span text:style-name="T67">unique</text:span><text:span text:style-name="T17"> Free Actions as desired, such as Movement, during their turn.</text:span></text:p>
        <text:p text:style-name="P24"><text:span text:style-name="T14">Turn order is determined by all character’s rolling a Chance Die (1d10), and adding their</text:span><text:span text:style-name="T40"> Initiative</text:span><text:span text:style-name="T50"> score. The characters then proceed from highest to lowest, then restarting the round once all characters have gone.</text:span></text:p>
        <text:p text:style-name="P7">If there is a tie of Initiative between a Player Character and a Non-Player Character, the Player gets to choose who goes first. If there is a tie between Player Characters, simply flip a coin.</text:p>
        <text:p text:style-name="P7">Each combatant starts with a number of Impulse equal to their Initiative score.</text:p>
        <text:p text:style-name="P3"><text:span text:style-name="T14">Turn Order: <text:tab/></text:span><text:span text:style-name="T50">1d10 + (Initiative)<text:line-break/></text:span><text:span text:style-name="T14">Starting Impulse: <text:tab/></text:span><text:span text:style-name="T50">(Initiative)</text:span></text:p>
        <text:p text:style-name="P8">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74">Balancing Large Groups</text:p>
              <text:p text:style-name="Sidebar"><text:span text:style-name="T96">Player Characters only get One Action per round. But Non-Player Characters are not beholden to this rule. </text:span><text:span text:style-name="T53">The Storyteller may choose to let a NPC have up to 3 actions per Round—</text:span><text:span text:style-name="T54">if they are particularly powerful and dangerous foes.</text:span></text:p>
              <text:p text:style-name="Sidebar">The Rule of Thumb <text:span text:style-name="T19">is to have antagonists acting no less than 1/3 of the Player actions.</text:span></text:p>
            </table:table-cell>
          </table:table-row>
        </table:table>
        <text:h text:style-name="P34" text:outline-level="3"><text:span text:style-name="T124">Ambush</text:span><text:span text:style-name="T131"> Round</text:span></text:h>
        <text:p text:style-name="P5">If characters are ambushed—not expecting combat in the least, they must suffer through an Ambush Round.</text:p>
        <text:p text:style-name="P25"><text:span text:style-name="T20">Instead of starting combat as normal, Ambushed characters instead start with </text:span><text:span text:style-name="T41">0 Impulse</text:span><text:span text:style-name="T55">, and may only act </text:span><text:span text:style-name="T69">after</text:span><text:span text:style-name="T83"> all other characters have acted, regardless of their Turn Order. <text:s/>Once the Ambush Round ends, normal turn order resumes.</text:span></text:p>
        <text:p text:style-name="P28">Ambushes are premeditated affairs--requiring setup, planning, and coordination between the party. Players cannot suddenly go into combat if things are not going their way and declare it an Ambush.</text:p>
        <text:p text:style-name="P11">Player Character <text:s/>always get a Reflexive (Cunning + Awareness) roll to individually avoid becoming Ambushed.</text:p>
        <text:h text:style-name="P29" text:outline-level="3"><text:span text:style-name="T131">H</text:span>olding Action</text:h>
        <text:p text:style-name="P10"><text:span text:style-name="T132">Characters may choose to </text:span><text:span text:style-name="T93">Hold their Action, waiting</text:span><text:span text:style-name="T94"> for something to happen in order to respond to it.Players must describe what it is they are waiting for—they cannot arbitrarily wait. </text:span></text:p>
        <text:p text:style-name="P10"><text:soft-page-break/><text:span text:style-name="T94">When the specified event happens, they must spend </text:span><text:span text:style-name="T3">2 Impulse, </text:span><text:span text:style-name="T94">and then take their action as desired, </text:span><text:span text:style-name="T95">(</text:span><text:span text:style-name="T94">either before or after the specified event, </text:span><text:span text:style-name="T95">at their choice)</text:span></text:p>
        <text:p text:style-name="P93">If the event does not happen in the Round, the Player loses their action. (But they do not need to spend the Impulse).</text:p>
        <text:h text:style-name="P105" text:outline-level="3">Change Initiative</text:h>
        <text:p text:style-name="P90">As a Free Action, you may increase your Initiative Turn Order, by spending 1 Impulse per +1 to Initiative. This takes effect at the start of the next Roun<text:span text:style-name="T147">d</text:span>.</text:p>
        <text:h text:style-name="P39" text:outline-level="2">Maneuvers</text:h>
        <text:p text:style-name="P13">A Maneuver is any action the character performs to gain advantage over the scene—be it to test the <text:span text:style-name="T134">stance </text:span><text:span text:style-name="T135">of their enemies, analyze the battlefield for strategic advantage, </text:span><text:span text:style-name="T22">or to intimidate your foes through physical prowess.</text:span></text:p>
        <text:p text:style-name="P12"><text:span text:style-name="T22">T</text:span><text:span text:style-name="T21">he</text:span><text:span text:style-name="T97"> Player </text:span><text:span text:style-name="T59">describes any action </text:span><text:span text:style-name="T60">that would grant them tactical advantage, a</text:span><text:span text:style-name="T56">nd then rolls the [Att + Abi] dice pool. </text:span><text:span text:style-name="T57">The Number of Successes </text:span><text:span text:style-name="T58">rolled </text:span><text:span text:style-name="T57">is then gained as Impulse.</text:span></text:p>
        <text:p text:style-name="P14"><text:span text:style-name="T57">R</text:span><text:span text:style-name="T50">emember, Exalted follows the dynamic and cinematic model—heroes should be leaping across </text:span><text:span text:style-name="T61">narrow banisters, dancing steel in testing feints, and channelling their inner might during combat. Nearly any action, if described well enough, can grant Impulse.</text:span></text:p>
        <text:h text:style-name="P30" text:outline-level="3">Stunting Maneuvers</text:h>
        <text:p text:style-name="P15"><text:span text:style-name="T23">Stunt</text:span><text:span text:style-name="T26">s in a combat Maneuver not only grant</text:span><text:span text:style-name="T23"> </text:span><text:span text:style-name="T24">+2 dice, </text:span><text:span text:style-name="T25">they</text:span><text:span text:style-name="T24"> </text:span><text:span text:style-name="T26">let the Player choose an effect their Maneuver has on the battlefield, though their roll must </text:span><text:span text:style-name="T27"><text:s/></text:span><text:span text:style-name="T26">exceed the difficulty of the action.</text:span></text:p>
        <text:p text:style-name="P16"><text:span text:style-name="T26">A</text:span><text:span text:style-name="T14">s a reminder note: Stunts are special, interesting descriptions of a character’s action. By their nature, they cannot be repeated over and over again in the same scene.</text:span></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42">Maneuver </text:span><text:span text:style-name="T43">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45">Knockback</text:p>
            </table:table-cell>
            <table:table-cell table:style-name="Table7.B3" office:value-type="string">
              <text:p text:style-name="P57">DV</text:p>
            </table:table-cell>
            <table:table-cell table:style-name="Table7.B3" office:value-type="string">
              <text:p text:style-name="P65">Moves the target one range band of your choice.</text:p>
            </table:table-cell>
          </table:table-row>
          <table:table-row table:style-name="Table7.1">
            <table:table-cell table:style-name="Table7.A4" office:value-type="string">
              <text:p text:style-name="P46">Intimidate</text:p>
            </table:table-cell>
            <table:table-cell table:style-name="Table7.B4" office:value-type="string">
              <text:p text:style-name="P58">Resolve</text:p>
            </table:table-cell>
            <table:table-cell table:style-name="Table7.C4" office:value-type="string">
              <text:p text:style-name="P66">The target loses 3 Impulse.</text:p>
            </table:table-cell>
          </table:table-row>
          <table:table-row table:style-name="Table7.5">
            <table:table-cell table:style-name="Table7.A3" office:value-type="string">
              <text:p text:style-name="P48">Stun</text:p>
            </table:table-cell>
            <table:table-cell table:style-name="Table7.B3" office:value-type="string">
              <text:p text:style-name="P64">Soak</text:p>
            </table:table-cell>
            <table:table-cell table:style-name="Table7.B3" office:value-type="string">
              <text:p text:style-name="P50"><text:span text:style-name="T136">The target </text:span><text:span text:style-name="T28">loses 2 dice from their next action.</text:span></text:p>
            </table:table-cell>
          </table:table-row>
          <table:table-row table:style-name="Table7.6">
            <table:table-cell table:style-name="Table7.A6" office:value-type="string">
              <text:p text:style-name="P48">Smash Scenery</text:p>
            </table:table-cell>
            <table:table-cell table:style-name="Table7.B6" office:value-type="string">
              <text:p text:style-name="P64">Based on <text:span text:style-name="T146">S</text:span>cenery</text:p>
            </table:table-cell>
            <table:table-cell table:style-name="Table7.C6" office:value-type="string">
              <text:p text:style-name="P62">Creates Environmental hazards on the field.</text:p>
            </table:table-cell>
          </table:table-row>
          <table:table-row table:style-name="Table7.7">
            <table:table-cell table:style-name="Table7.A7" office:value-type="string">
              <text:p text:style-name="P44">Seek Cover</text:p>
            </table:table-cell>
            <table:table-cell table:style-name="Table7.A7" office:value-type="string">
              <text:p text:style-name="P55">Based on Scenery</text:p>
            </table:table-cell>
            <table:table-cell table:style-name="Table7.C7" office:value-type="string">
              <text:p text:style-name="P56">Attempt to find Partial or Full Cover defense.</text:p>
            </table:table-cell>
          </table:table-row>
          <table:table-row table:style-name="Table7.7">
            <table:table-cell table:style-name="Table7.A8" office:value-type="string">
              <text:p text:style-name="P111">Defend Other</text:p>
            </table:table-cell>
            <table:table-cell table:style-name="Table7.A8" office:value-type="string">
              <text:p text:style-name="P110">0</text:p>
            </table:table-cell>
            <table:table-cell table:style-name="Table7.C8" office:value-type="string">
              <text:p text:style-name="P110">Protect another: your DV is used instead of theirs until the next Round</text:p>
            </table:table-cell>
          </table:table-row>
        </table:table>
        <text:p text:style-name="P37"><text:span text:style-name="T26">The Stunt effects should be treated as examples, not an exhausted list. </text:span><text:span text:style-name="T37">However, anything that is in the Decisive Stunt Effects is off limit</text:span><text:span text:style-name="T38">s.</text:span></text:p>
        <table:table table:name="Table8" table:style-name="Table8">
          <table:table-column table:style-name="Table8.A"/>
          <table:table-row table:style-name="Table8.1">
            <table:table-cell table:style-name="Table8.A1" office:value-type="string">
              <text:p text:style-name="P72">Charms and Stunts</text:p>
              <text:p text:style-name="P77"><text:span text:style-name="T29">There are some Charms that </text:span><text:span text:style-name="T30">have the same effects as Maneuver Stunts. If a character chooses the same stunt effect as a charm, the effect can be doubled </text:span><text:span text:style-name="T35">according to the Storyteller’s discretion.</text:span></text:p>
            </table:table-cell>
          </table:table-row>
        </table:table>
        <text:h text:style-name="P40" text:outline-level="2"><text:span text:style-name="T137">Decisive </text:span><text:span text:style-name="T138">Strike</text:span></text:h>
        <text:p text:style-name="P17"><text:span text:style-name="T139">Once the character has gained enough Impulse, they may </text:span><text:span text:style-name="T31">expend it in a Decisive Strike, aimed at knocking their enemy off the battlefield.</text:span></text:p>
        <text:p text:style-name="P6">You must have 2 Impulse to perform a Decisive Strike.</text:p>
        <text:p text:style-name="P4"><text:span text:style-name="T143">R</text:span>oll the <text:span text:style-name="T2">Accuracy </text:span><text:span text:style-name="T90">dice pool against the target’s DV. I</text:span><text:span text:style-name="T98">f the roll fails, the attacker loses 2 Impulse and ends their turn. </text:span></text:p>
        <text:p text:style-name="P18"><text:span text:style-name="T62">On a success, take the Threshold Successes from the Accuracy Roll, </text:span><text:span text:style-name="T63">the character’s</text:span><text:span text:style-name="T62"> </text:span><text:span text:style-name="T63">Base Damage, and </text:span><text:span text:style-name="T70">all</text:span><text:span text:style-name="T63"> the Impulse they currently have to form a Damage Dice Pool. The number of successes from that Dice Pool is how much Endurance the target loses.</text:span></text:p>
        <text:p text:style-name="P19"><text:span text:style-name="T44">Damage Pool</text:span><text:span text:style-name="T63">: </text:span><text:span text:style-name="T64">(</text:span><text:span text:style-name="T63">Impulse + Base Damage + Threshold Success</text:span><text:span text:style-name="T64">)</text:span><text:span text:style-name="T63"><text:line-break/></text:span><text:span text:style-name="T45">Target Endurance lost</text:span><text:span text:style-name="T44">:</text:span><text:span text:style-name="T63"> # Successes Rolled</text:span></text:p>
        <table:table table:name="Table9" table:style-name="Table9">
          <table:table-column table:style-name="Table9.A"/>
          <table:table-row table:style-name="Table9.1">
            <table:table-cell table:style-name="Table9.A1" office:value-type="string">
              <text:p text:style-name="P73">Dice Adders and Damage Pool</text:p>
              <text:p text:style-name="P75">Unless a Power specifically states otherwise, they do not adjust or change a Damage Pool. <text:span text:style-name="T141">It is not an Action Pool.</text:span></text:p>
            </table:table-cell>
          </table:table-row>
        </table:table>
        <text:h text:style-name="P35" text:outline-level="3"><text:span text:style-name="T142">Flurry </text:span><text:span text:style-name="T125">Strikes</text:span></text:h>
        <text:p text:style-name="P91"><text:span text:style-name="T142">The Player may target </text:span><text:span text:style-name="T144">multiple </text:span><text:span text:style-name="T36">characters</text:span><text:span text:style-name="T144"> with their decisive strike. </text:span><text:span text:style-name="T145">To do so, simply make an Accuracy Roll against the </text:span><text:span text:style-name="T109">target with the </text:span><text:span text:style-name="T9">highest</text:span><text:span text:style-name="T109"> applicable defense. <text:s/></text:span></text:p>
        <text:p text:style-name="P91"><text:span text:style-name="T88">O</text:span><text:span text:style-name="T110">nce damage has been calculated, </text:span><text:span text:style-name="T89">it is spread out among all the targets at the Player’s discretion</text:span><text:span text:style-name="T110">. <text:s/></text:span><text:span text:style-name="T111">e.g. If 5 damage is rolled, they can decide to place 1 on one target and 4 on another.</text:span><text:span text:style-name="T110"> </text:span></text:p>
        <text:h text:style-name="P31" text:outline-level="3">Stunting <text:span text:style-name="T140">Decisive Strikes</text:span></text:h>
        <text:p text:style-name="P26"><text:span text:style-name="T33">If the Player stunts d</text:span><text:span text:style-name="T32">uring a </text:span><text:span text:style-name="T33">Decisive Strike, they may choose to take a Man</text:span><text:span text:style-name="T34">euver Stunt Effect on their Accuracy roll </text:span><text:span text:style-name="T71">or</text:span><text:span text:style-name="T84"> they may try to get a Decisive Strike </text:span><text:span text:style-name="T85">Stunt</text:span><text:span text:style-name="T84"> Effect. </text:span></text:p>
        <text:p text:style-name="P86"><office:annotation office:name="__Annotation__1471_1396902937" loext:resolved="false"><dc:creator>Samuel Smith</dc:creator><dc:date>2020-11-15T14:07:36.080000000</dc:date><meta:creator-initials>SS</meta:creator-initials><text:p text:style-name="P113"><text:span text:style-name="T153">I’m concerned about this. This seems complicated, which may be a sign that I’m approaching things wrong.</text:span></text:p></office:annotation>The stunt effect difficulty for Maneuver difficulty effects are based on the Accuracy roll, wheras Decisive Strike difficulties are based on the Damage roll.<office:annotation-end office:name="__Annotation__1471_1396902937"/></text:p>
        <text:p text:style-name="P87">Regardless, the +2 dice is applied to the Accuracy Roll.</text:p>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p text:style-name="Table_20_Heading"><text:span text:style-name="T46">Decisive </text:span><text:span text:style-name="T48">Strike</text:span><text:span text:style-name="T46"> </text:span><text:span text:style-name="T47">Stunt</text:span><text:span text:style-name="T43">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42">Disarm</text:p>
            </table:table-cell>
            <table:table-cell table:style-name="Table10.B3" office:value-type="string">
              <text:p text:style-name="P109">Soak</text:p>
            </table:table-cell>
            <table:table-cell table:style-name="Table10.B3" office:value-type="string">
              <text:p text:style-name="P52">The target drops their weapon, being unable to re-equip it for one Round.</text:p>
            </table:table-cell>
          </table:table-row>
          <table:table-row table:style-name="Table10.1">
            <table:table-cell table:style-name="Table10.A4" office:value-type="string">
              <text:p text:style-name="P43">Restrain</text:p>
            </table:table-cell>
            <table:table-cell table:style-name="Table10.B4" office:value-type="string">
              <text:p text:style-name="P54">Evasion</text:p>
            </table:table-cell>
            <table:table-cell table:style-name="Table10.C4" office:value-type="string">
              <text:p text:style-name="P67">The target becomes unable to move of their own will for one Round, and <text:span text:style-name="T144">may be dragged by the attacker.</text:span></text:p>
            </table:table-cell>
          </table:table-row>
          <table:table-row table:style-name="Table10.5">
            <table:table-cell table:style-name="Table10.A3" office:value-type="string">
              <text:p text:style-name="P47"/>
            </table:table-cell>
            <table:table-cell table:style-name="Table10.B3" office:value-type="string">
              <text:p text:style-name="P63"/>
            </table:table-cell>
            <table:table-cell table:style-name="Table10.B3" office:value-type="string">
              <text:p text:style-name="P53"/>
            </table:table-cell>
          </table:table-row>
          <table:table-row table:style-name="Table10.6">
            <table:table-cell table:style-name="Table10.A6" office:value-type="string">
              <text:p text:style-name="P47"/>
            </table:table-cell>
            <table:table-cell table:style-name="Table10.B6" office:value-type="string">
              <text:p text:style-name="P63"/>
            </table:table-cell>
            <table:table-cell table:style-name="Table10.C6" office:value-type="string">
              <text:p text:style-name="P61"/>
            </table:table-cell>
          </table:table-row>
        </table:table>
        <text:h text:style-name="P102" text:outline-level="2"><office:annotation office:name="__Annotation__1526_1396902937" loext:resolved="false"><dc:creator>Samuel Smith</dc:creator><dc:date>2020-11-15T14:15:37.665000000</dc:date><meta:creator-initials>SS</meta:creator-initials><text:p text:style-name="P113"><text:span text:style-name="T153">Situational Defense and Range needs to be edited down.</text:span></text:p></office:annotation>Situational Defense<office:annotation-end office:name="__Annotation__1526_1396902937"/> </text:h>
        <text:p text:style-name="P92">There are two levels of Situational Defenses in Exalted: <text:span text:style-name="T1">Partial </text:span>and <text:span text:style-name="T1">Full</text:span>.</text:p>
        <text:p text:style-name="P92"><text:span text:style-name="T1">Partial </text:span>means that the Attacking Player has a -3 Disadvantage--effectively increasing the defending Player’s DV by 3.</text:p>
        <text:p text:style-name="P92"><text:span text:style-name="T1">Full</text:span> means that they cannot be attacked by mortal means.</text:p>
        <text:p text:style-name="P92">Situational Defenses often can be countered by natural means: characters can move across the battlefield, or scale a wall.</text:p>
        <text:p text:style-name="P92"><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104" text:outline-level="3">Cover</text:h>
        <text:p text:style-name="P92">Characters may use the terrain to gain Situational Defenses, such as by ducking against rubble or hiding behind a wall. <text:s/>Taking Cover is not an assumed action: it is a specific <text:span text:style-name="T1">Secondary Action</text:span> that characters may take.</text:p>
        <text:p text:style-name="P92">Cover is considered <text:span text:style-name="T1">Partial</text:span> when at least half a character’s body is blocked by a material that can withstand weapon blows--such as a chest-high wall of broken stone rubble.</text:p>
        <text:p text:style-name="P92">Cover is considered <text:span text:style-name="T1">Full</text:span> when the character’s entire body is blocked, such as behind a wall.</text:p>
        <text:p text:style-name="P92">Typically, cover works both ways: a character in Full Defense from attacks is also blocked from attacking others for the same reason.</text:p>
        <text:h text:style-name="Heading_20_2" text:outline-level="2">Range</text:h>
        <text:p text:style-name="P92">Range is the most prevalent and common source of Situational Defense, so much so that it has special rules.</text:p>
        <text:h text:style-name="P107" text:outline-level="3">Moving</text:h>
        <text:p text:style-name="P88">Each Round, characters may take a Free Action to move one range band.</text:p>
        <text:h text:style-name="Heading_20_3" text:outline-level="3">Range Bands</text:h>
        <text:p text:style-name="P92">Characters are constantly in motion during combat, running down alleyways and leaping off tree limbs. <text:s text:c="2"/>Rather than rely on absolute positioning, Exalted works off of <text:span text:style-name="T8">relative</text:span> positioning between characters, divided into specific <text:span text:style-name="T1">Range Bands</text:span>.</text:p>
        <text:p text:style-name="P92">Characters are assumed to keep in their same relative Range Band until one side makes a deliberate effort to change it through a <text:span text:style-name="T1">Move Action</text:span>.</text:p>
        <text:p text:style-name="P92">Move Actions may also change relative range bands to other characters. If moving towards a character in a group, all characters in that group would be one range band closer. This secondary effect is dependent on the Storyteller’s judgement.</text:p>
        <text:p text:style-name="P92">There are Eight Range bands, split along Five Categories:</text:p>
        <text:list xml:id="list142452230514864" text:continue-numbering="true" text:style-name="Exalt_20_Dot">
          <text:list-item>
            <text:p text:style-name="P84"><text:span text:style-name="T1">Close </text:span><text:span text:style-name="T5">(1x)</text:span><text:span text:style-name="T1"><text:line-break/></text:span>Within arm’s reach.</text:p>
          </text:list-item>
          <text:list-item>
            <text:p text:style-name="P84"><text:span text:style-name="T1">Short </text:span><text:span text:style-name="T5">(1x)</text:span><text:span text:style-name="T1"><text:line-break/></text:span>Within a few yards of each other--a distance able to be crossed within a quick sprint.</text:p>
          </text:list-item>
          <text:list-item>
            <text:p text:style-name="P84"><text:span text:style-name="T1">Medium </text:span><text:span text:style-name="T5">(2x)</text:span><text:span text:style-name="T1"><text:line-break/></text:span>Far enough that conversations would have to be shouted, and an archer would have to take preparations for a proper attack.</text:p>
          </text:list-item>
          <text:list-item>
            <text:p text:style-name="P84"><text:span text:style-name="T1">Long </text:span><text:span text:style-name="T6">(3x)</text:span><text:span text:style-name="T1"><text:line-break/></text:span>Across an entire field, far enough away that visual, rather than verbal, signals would have to be used.</text:p>
          </text:list-item>
          <text:list-item>
            <text:p text:style-name="P84"><text:span text:style-name="T1">Far </text:span><text:span text:style-name="T6">(1x)<text:line-break/></text:span>Term for “outside of the battlefield”. Characters cannot get <text:span text:style-name="T8">to </text:span>the Far Range band through Move actions, but any late-comers to the battle will show up at this Range Band.</text:p>
          </text:list-item>
        </text:list>
        <table:table table:name="Table6" table:style-name="Table6">
          <table:table-column table:style-name="Table6.A"/>
          <table:table-row table:style-name="Table6.1">
            <table:table-cell table:style-name="Table6.A1" office:value-type="string">
              <text:p text:style-name="P101">Alternate Rules: <text:line-break/>Battlemaps and Absolute Positioning</text:p>
              <text:p text:style-name="P98">While relative Range Bands are the recommended method of playing Exalted, some players prefer to play with absolute positioning and battlemaps. If that is your preference, make the following changes:</text:p>
              <text:p text:style-name="P98"/>
              <text:list xml:id="list2295161879" text:style-name="Exalted_20_1a">
                <text:list-item>
                  <text:p text:style-name="P96">Distance will be measured in meters. Typically, hexagonal space (hex) will represent 5 meters.</text:p>
                </text:list-item>
                <text:list-item>
                  <text:p text:style-name="P96">Characters have a <text:span text:style-name="T1">Speed </text:span>Static value, which is 3 + (Dex + Athletics )/2.<text:line-break/>The distance travelled is Speed x5 meters--or (Speed) Hexes at a time.</text:p>
                </text:list-item>
                <text:list-item>
                  <text:p text:style-name="P96">Whenever the Move Action is taken, the character moves (Speed) hex.</text:p>
                  <text:list>
                    <text:list-item>
                      <text:p text:style-name="P96">A Dash moves (Speed)x2.</text:p>
                    </text:list-item>
                  </text:list>
                </text:list-item>
                <text:list-item>
                  <text:p text:style-name="P96">A character may move 5 meters (1 hex) on their action without taking a Move Action.</text:p>
                </text:list-item>
                <text:list-item>
                  <text:p text:style-name="P96">All references to (Range Band) as a distance is 25 meters (5 hexes).</text:p>
                </text:list-item>
              </text:list>
              <text:p text:style-name="P98"/>
              <text:p text:style-name="P98">The definition for range bands are altered:</text:p>
              <text:list xml:id="list1654449425" text:style-name="Exalted_20_Center_20_Dot">
                <text:list-item>
                  <text:p text:style-name="P97">0-5 meters (0-1 hex): <text:span text:style-name="T1">Close</text:span></text:p>
                </text:list-item>
                <text:list-item>
                  <text:p text:style-name="P97">6-20 meters (2-5 hex): <text:span text:style-name="T1">Short</text:span></text:p>
                </text:list-item>
                <text:list-item>
                  <text:p text:style-name="P97">21-70 meters (6-15 hex): <text:span text:style-name="T1">Medium</text:span> </text:p>
                </text:list-item>
                <text:list-item>
                  <text:p text:style-name="P97">71-145 meters (16-30 hex): <text:span text:style-name="T1">Long</text:span></text:p>
                </text:list-item>
                <text:list-item>
                  <text:p text:style-name="P97">146+ meters (31 hex): <text:span text:style-name="T1">Far</text:span></text:p>
                </text:list-item>
              </text:list>
              <text:p text:style-name="P98"/>
            </table:table-cell>
          </table:table-row>
        </table:table>
        <text:h text:style-name="Heading_20_3" text:outline-level="3"><text:soft-page-break/>Close Attacks</text:h>
        <text:p text:style-name="P92"><text:span text:style-name="T1">Close Attacks</text:span>, such as those made with <text:span text:style-name="T1">Melee </text:span>and <text:span text:style-name="T1">Brawl</text:span>, may be made at Close Range with no defense applied, and at Close Range with Partial Defense. Any further ranges enjoy a Full Defense.</text:p>
        <text:list xml:id="list142452658166426" text:continue-numbering="true" text:style-name="Exalted_20_Center_20_Dot">
          <text:list-item>
            <text:p text:style-name="P99"><text:span text:style-name="T1">Close</text:span>: None (0)</text:p>
          </text:list-item>
          <text:list-item>
            <text:p text:style-name="P99"><text:span text:style-name="T1">Short</text:span>: Partial (-3)</text:p>
          </text:list-item>
          <text:list-item>
            <text:p text:style-name="P99"><text:span text:style-name="T1">Medium+</text:span>: Full (N/A)</text:p>
          </text:list-item>
        </text:list>
        <text:p text:style-name="P92">Attacking a Short range (or further, with the right Powers) does not change the relative range band. It is assumed that the character rushes in, attacks, and then cannot hold the position for more than an instant.</text:p>
        <text:h text:style-name="Heading_20_3" text:outline-level="3">Ranged Attacks</text:h>
        <text:p text:style-name="P92"><text:span text:style-name="T1">Ranged Attacks, </text:span>such as those made with <text:span text:style-name="T1">Archery </text:span>and <text:span text:style-name="T1">Thrown </text:span>are made at Short Range with no defense. At Medium they suffer a Partial Defense, whereas Long+ cannot be attacked at all.</text:p>
        <text:p text:style-name="P92"><text:span text:style-name="T1">Ranged</text:span> attacks may take an <text:span text:style-name="T1">Aim</text:span> action to eliminate Range Partial Defense of Medium+ attacks.</text:p>
        <text:p text:style-name="P92">At <text:span text:style-name="T1">Close</text:span> range, ranged attacks are hampered by the control the opponent has claimed over the area, and so also suffer a Partial Defense. However, this defense <text:span text:style-name="T8">cannot </text:span>be countered with an <text:span text:style-name="T1">Aim</text:span> action.</text:p>
        <text:list xml:id="list142453203113586" text:continue-numbering="true" text:style-name="Exalted_20_Center_20_Dot">
          <text:list-item>
            <text:p text:style-name="P100"><text:span text:style-name="T1">Close</text:span>: Partial (-3)<text:line-break/>Cannot use Aim action to counter.</text:p>
          </text:list-item>
          <text:list-item>
            <text:p text:style-name="P100"><text:span text:style-name="T1">Short</text:span>: None (0)</text:p>
          </text:list-item>
          <text:list-item>
            <text:p text:style-name="P100"><text:span text:style-name="T1">Medium:</text:span> Partial (-3)</text:p>
          </text:list-item>
          <text:list-item>
            <text:p text:style-name="P85"><text:span text:style-name="T1">Long+: </text:span>Full (N/A)</text:p>
          </text:list-item>
        </text:list>
        <text:h text:style-name="Heading_20_2" text:outline-level="2">Endurance</text:h>
        <text:p text:style-name="P94">Endurance is a value measuring how much fight a character has left in them. Once a character’s Endurance Pool has been exhausted, either through pain, disheartenment, or whatever means are employed, the character is considered out of the battle.</text:p>
        <text:h text:style-name="P106" text:outline-level="3">Defeat</text:h>
        <text:p text:style-name="P94">Characters who are knocked out of battle are typically not dead--they are simply at the mercy of the opposing characters.</text:p>
        <text:p text:style-name="P94">Non-recurring antagonistic characters' fates should be left to the players. Depending on the narrative type of damage (slashing, stabbing, etc.) these minor characters may perish without aid.</text:p>
        <text:h text:style-name="P108" text:outline-level="4">Player Character Defeat</text:h>
        <text:p text:style-name="P89">Any character that falls during battle gains <text:span text:style-name="T2">1 Limit</text:span><text:span text:style-name="T90">.</text:span></text:p>
        <text:p text:style-name="P89"><text:span text:style-name="T90">Death is only at the choice of the Player.</text:span></text:p>
        <text:h text:style-name="P108" text:outline-level="4">Recurring Antagonist Defeat</text:h>
        <text:p text:style-name="P94">If they are intended to be a recurring antagonist, they should always manage to get away, though suffering a major blow to their own plans--they will often be forced to retreat and lick their wounds. </text:p>
        <text:p text:style-name="P94">If you force a retreat on these Antagonists, you must bribe your players each with a <text:a xlink:type="simple" xlink:href="#Strifes|outline" text:style-name="Internet_20_link" text:visited-style-name="Visited_20_Internet_20_Link"><text:span text:style-name="T7">Strife Point</text:span></text:a> as compensation.</text:p>
        <text:p text:style-name="P94">Remember, though, that recurring antagonists can only be used so many times--eventually you will have to move to the Final Confrontation, where the fate of these antagonists should be placed into the Players’ hands.</text:p>
        <text:h text:style-name="P108" text:outline-level="4">Death and Dying</text:h>
        <text:p text:style-name="P94">The death of any central characters to the story should be pivotal and moving to the story. Player Characters will only die on defeat if it is something the Player wishes for their character.</text:p>
        <text:p text:style-name="P94">A dramatic moment of death is a perfect send-off and ending for one of the members of the Exalted.</text:p>
        <text:p text:style-name="P94">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P103" text:outline-level="2"/>
        <text:h text:style-name="Heading_20_2" text:outline-level="2"><text:bookmark-start text:name="Weapons and Armor"/>Weapons and Armor<text:bookmark-end text:name="Weapons and Armor"/></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69">Weapons</text:p>
            </table:table-cell>
            <table:covered-table-cell/>
            <table:covered-table-cell/>
            <table:covered-table-cell/>
          </table:table-row>
          <table:table-row table:style-name="Table4.1">
            <table:table-cell table:style-name="Table4.A2" office:value-type="string">
              <text:p text:style-name="P69"/>
            </table:table-cell>
            <table:table-cell table:style-name="Table4.B2" office:value-type="string">
              <text:p text:style-name="P69">Attribute</text:p>
            </table:table-cell>
            <table:table-cell table:style-name="Table4.C2" office:value-type="string">
              <text:p text:style-name="P69">Accuracy</text:p>
            </table:table-cell>
            <table:table-cell table:style-name="Table4.D2" office:value-type="string">
              <text:p text:style-name="P69">Base Damage </text:p>
            </table:table-cell>
          </table:table-row>
          <table:table-row table:style-name="Table4.1">
            <table:table-cell table:style-name="Table4.A3" office:value-type="string">
              <text:p text:style-name="P41">Unarmed</text:p>
            </table:table-cell>
            <table:table-cell table:style-name="Table4.B3" office:value-type="string">
              <text:p text:style-name="P49">Dexterity or</text:p>
              <text:p text:style-name="P49">Strength</text:p>
            </table:table-cell>
            <table:table-cell table:style-name="Table4.B3" office:value-type="string">
              <text:p text:style-name="P59">+<text:span text:style-name="T113">2</text:span></text:p>
            </table:table-cell>
            <table:table-cell table:style-name="Table4.A3" office:value-type="string">
              <text:p text:style-name="P49">-<text:span text:style-name="T112">1</text:span></text:p>
            </table:table-cell>
          </table:table-row>
          <table:table-row table:style-name="Table4.1">
            <table:table-cell table:style-name="Table4.A4" office:value-type="string">
              <text:p text:style-name="P41">Light</text:p>
            </table:table-cell>
            <table:table-cell table:style-name="Table4.B4" office:value-type="string">
              <text:p text:style-name="P49">Dexterity</text:p>
            </table:table-cell>
            <table:table-cell table:style-name="Table4.C4" office:value-type="string">
              <text:p text:style-name="P59">+<text:span text:style-name="T113">1</text:span></text:p>
            </table:table-cell>
            <table:table-cell table:style-name="Table4.D4" office:value-type="string">
              <text:p text:style-name="P59">+0</text:p>
            </table:table-cell>
          </table:table-row>
          <table:table-row table:style-name="Table4.5">
            <table:table-cell table:style-name="Table4.A3" office:value-type="string">
              <text:p text:style-name="P41">Medium</text:p>
            </table:table-cell>
            <table:table-cell table:style-name="Table4.B3" office:value-type="string">
              <text:p text:style-name="P49">Dexterity or</text:p>
              <text:p text:style-name="P49">Strength</text:p>
            </table:table-cell>
            <table:table-cell table:style-name="Table4.B3" office:value-type="string">
              <text:p text:style-name="P60">+0</text:p>
            </table:table-cell>
            <table:table-cell table:style-name="Table4.A3" office:value-type="string">
              <text:p text:style-name="P49">+<text:span text:style-name="T112">1</text:span></text:p>
            </table:table-cell>
          </table:table-row>
          <table:table-row table:style-name="Table4.6">
            <table:table-cell table:style-name="Table4.A6" office:value-type="string">
              <text:p text:style-name="P51">Heavy</text:p>
            </table:table-cell>
            <table:table-cell table:style-name="Table4.B6" office:value-type="string">
              <text:p text:style-name="P51">Strength</text:p>
            </table:table-cell>
            <table:table-cell table:style-name="Table4.C6" office:value-type="string">
              <text:p text:style-name="P51">-<text:span text:style-name="T113">1</text:span></text:p>
            </table:table-cell>
            <table:table-cell table:style-name="Table4.D6" office:value-type="string">
              <text:p text:style-name="P51">+<text:span text:style-name="T112">2</text:span></text:p>
            </table:table-cell>
          </table:table-row>
        </table:table>
        <text:p text:style-name="P3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69">Armor</text:p>
            </table:table-cell>
            <table:covered-table-cell/>
            <table:covered-table-cell/>
          </table:table-row>
          <table:table-row table:style-name="Table5.1">
            <table:table-cell table:style-name="Table5.A2" office:value-type="string">
              <text:p text:style-name="P69"/>
            </table:table-cell>
            <table:table-cell table:style-name="Table5.B2" office:value-type="string">
              <text:p text:style-name="P71">Soak Modifier</text:p>
            </table:table-cell>
            <table:table-cell table:style-name="Table5.C2" office:value-type="string">
              <text:p text:style-name="P70">Evasion Modifier</text:p>
            </table:table-cell>
          </table:table-row>
          <table:table-row table:style-name="Table5.1">
            <table:table-cell table:style-name="Table5.A3" office:value-type="string">
              <text:p text:style-name="P68">No Armor</text:p>
            </table:table-cell>
            <table:table-cell table:style-name="Table5.B3" office:value-type="string">
              <text:p text:style-name="P49">-<text:span text:style-name="T112">1</text:span></text:p>
            </table:table-cell>
            <table:table-cell table:style-name="Table5.C3" office:value-type="string">
              <text:p text:style-name="P59">+1</text:p>
            </table:table-cell>
          </table:table-row>
          <table:table-row table:style-name="Table5.1">
            <table:table-cell table:style-name="Table5.A4" office:value-type="string">
              <text:p text:style-name="P41">Light</text:p>
            </table:table-cell>
            <table:table-cell table:style-name="Table5.B4" office:value-type="string">
              <text:p text:style-name="P59">+0</text:p>
            </table:table-cell>
            <table:table-cell table:style-name="Table5.C4" office:value-type="string">
              <text:p text:style-name="P59">+0</text:p>
            </table:table-cell>
          </table:table-row>
          <table:table-row table:style-name="Table5.1">
            <table:table-cell table:style-name="Table5.A3" office:value-type="string">
              <text:p text:style-name="P41">Medium</text:p>
            </table:table-cell>
            <table:table-cell table:style-name="Table5.B3" office:value-type="string">
              <text:p text:style-name="P49">+<text:span text:style-name="T112">1</text:span></text:p>
            </table:table-cell>
            <table:table-cell table:style-name="Table5.C3" office:value-type="string">
              <text:p text:style-name="P59">-1</text:p>
            </table:table-cell>
          </table:table-row>
          <table:table-row table:style-name="Table5.1">
            <table:table-cell table:style-name="Table5.A6" office:value-type="string">
              <text:p text:style-name="P51">Heavy</text:p>
            </table:table-cell>
            <table:table-cell table:style-name="Table5.B6" office:value-type="string">
              <text:p text:style-name="P51">+<text:span text:style-name="T112">2</text:span></text:p>
            </table:table-cell>
            <table:table-cell table:style-name="Table5.C6" office:value-type="string">
              <text:p text:style-name="P51">-<text:span text:style-name="T112">2</text:span></text:p>
            </table:table-cell>
          </table:table-row>
        </table:table>
        <text:p text:style-name="P7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9036ba"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77</meta:editing-cycles>
    <dc:title>Combat</dc:title>
    <meta:editing-duration>PT14H34M56S</meta:editing-duration>
    <meta:generator>LibreOffice/7.0.3.1$Windows_X86_64 LibreOffice_project/d7547858d014d4cf69878db179d326fc3483e082</meta:generator>
    <meta:creation-date>2020-11-11T19:03:41.958000000</meta:creation-date>
    <dc:date>2020-11-15T14:24:51.916000000</dc:date>
    <dc:creator>Samuel Smith</dc:creator>
    <meta:document-statistic meta:table-count="8" meta:image-count="0" meta:object-count="0" meta:page-count="4" meta:paragraph-count="206" meta:word-count="2576" meta:character-count="15114" meta:non-whitespace-character-count="12765"/>
  </office:meta>
</office:document-meta>
</file>